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officeooo:rsid="00106fe3" officeooo:paragraph-rsid="00106f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our cloner un repository il faut entrer la commande suivante: git clone url du lien a cloner</text:p>
      <text:p text:style-name="Preformatted_20_Text">Les 3 commandes du push sont les suivantes </text:p>
      <text:p text:style-name="Preformatted_20_Text">- git add</text:p>
      <text:p text:style-name="Preformatted_20_Text">-git commit -m</text:p>
      <text:p text:style-name="Preformatted_20_Text">ainsi que git push </text:p>
      <text:p text:style-name="Preformatted_20_Text"/>
      <text:p text:style-name="Preformatted_20_Text">pour pull il faut ajoutert la commande git pull </text:p>
      <text:p text:style-name="Preformatted_20_Text">elle va permettre de mettre à jour le fichier </text:p>
      <text:p text:style-name="Preformatted_20_Text"/>
      <text:p text:style-name="P1">pour créer une nouvelle branche il faut faire la commande git branch + nom de la nouvelle branche </text:p>
      <text:p text:style-name="P1"/>
      <text:p text:style-name="P1">pour switcher de branche il faut faire la commande git checkout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2T15:32:01.755125197</dc:date>
    <meta:editing-duration>PT1M42S</meta:editing-duration>
    <meta:editing-cycles>1</meta:editing-cycles>
    <meta:document-statistic meta:table-count="0" meta:image-count="0" meta:object-count="0" meta:page-count="1" meta:paragraph-count="9" meta:word-count="82" meta:character-count="433" meta:non-whitespace-character-count="355"/>
    <meta:generator>LibreOffice/7.4.7.2$Linux_X86_64 LibreOffice_project/40$Build-2</meta:generator>
  </office:meta>
</office:document-meta>
</file>